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04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Mainstream Medien verschweigen: ⚠️⚠️⚠️Massiv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Mainstream Medien verschweigen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⚠️⚠️⚠️Massiv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Juli um 20:14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instream Medien verschweigen: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assive Übersterblichkeit seit 5 Woch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https://report24.news/schock-in-oesterreich-signifikante-uebersterblichkeit-seit-juni/?feed_id=3730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Was unsere Impfopfer Gruppe täglich berichtet bekommt nun endlich ein statistisches Fundament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Wieso die käuflichen Mainstream Medien es verschweigen liegt wohl an den vielen hunderten Mill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uergeld die von der Regierung ausgeschüttet wu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die Coronastationen leer sind ist dies der klare Beweis, es liegt an den Gen-Spritz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in Rut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ri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hrelang aktive Facebook Seit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b.com/Systemkrit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egram zensurfreier Kanal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.me/s/PatriotM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3 0 0 0 Mitglieder Gruppe mit öffentlichen Impfbericht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t.me/Impfschaden_D_AUT_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DEMO am 11.September in Wien nicht verges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857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2 Kommentare 211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8</text:p>
          </table:table-cell>
          <table:table-cell table:number-columns-repeated="6"/>
        </table:table-row>
        <table:table-row table:style-name="ro1">
          <table:table-cell table:formula="of:=SUM([.A75:.A5000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9085657197/posts/10158566257407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Mainstream Medien verschweigen: ⚠️⚠️⚠️Massiv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11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Ja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ährend in Europa eine Übersterblichkeit besteht, wächst Afrika mit 2,5 Mio. Mensch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ki Nermine Aling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4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4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Nn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L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ctoria Weigel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ttchen Blu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Ke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pekt und Solidaritä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La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 Enge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9085657197/posts/10158566257407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Mainstream Medien verschweigen: ⚠️⚠️⚠️Massiv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Rucker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Pardeller Dana Ruckerbau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Обрадовић Гордана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100069605108214/posts/119603620369808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ja Hahnekam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rdana Obradovic kras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schen schlafen wei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verstecken es nicht was gespielt wird. Und di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Обрадовић Гордана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ja Hahneka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tastrophe! Menschen sind Schafen. Nächstes Spiel ist vielleicht Hunger gam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9085657197/posts/10158566257407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8" calcext:value-type="float">
            <text:p>8</text:p>
          </table:table-cell>
          <table:table-cell table:style-name="ce7" table:formula="of:=COUNTIF([.D$1:.D$1048576];&quot;X&quot;)" office:value-type="float" office:value="0" calcext:value-type="float">
            <text:p>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4" calcext:value-type="float">
            <text:p>4</text:p>
          </table:table-cell>
          <table:table-cell table:formula="of:=COUNTIF([.G$1:.G$1048576];&quot;X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225];[.D225];[.F225])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3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04:15:00.57809253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04:15:39.490696245</dc:date>
    <meta:editing-duration>PT3M1S</meta:editing-duration>
    <meta:editing-cycles>5</meta:editing-cycles>
    <meta:document-statistic meta:table-count="1" meta:cell-count="163" meta:object-count="0"/>
  </office:meta>
</office:document-meta>
</file>